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justify"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dd4d5"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0355c"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9c9b1"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d4d5" officeooo:paragraph-rsid="001dd4d5"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6e20" officeooo:paragraph-rsid="001f6e20"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6e20" officeooo:paragraph-rsid="0021c6b2"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1c6b2" officeooo:paragraph-rsid="00266512"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1c6b2" officeooo:paragraph-rsid="0028122d"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1c6b2" officeooo:paragraph-rsid="0029c9b1"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122d" officeooo:paragraph-rsid="0028122d"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9c9b1" officeooo:paragraph-rsid="0029c9b1"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26bc08"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2eb827"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paragraph-rsid="0026bc08" fo:background-color="transparent"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26bc08" style:font-style-asian="normal" style:font-style-complex="normal"/>
    </style:style>
    <style:style style:name="P168" style:family="paragraph" style:parent-style-name="Heading_20_1">
      <style:paragraph-properties fo:margin-left="0in" fo:margin-right="0in" fo:text-align="center" style:justify-single-word="false" fo:text-indent="0.1965in" style:auto-text-indent="false"/>
    </style:style>
    <style:style style:name="P169" style:family="paragraph" style:parent-style-name="Heading_20_2">
      <style:text-properties fo:language="en" fo:country="US"/>
    </style:style>
    <style:style style:name="P170" style:family="paragraph" style:parent-style-name="Heading_20_2">
      <style:text-properties fo:language="ru" fo:country="RU"/>
    </style:style>
    <style:style style:name="P171" style:family="paragraph" style:parent-style-name="Heading_20_2">
      <style:paragraph-properties fo:text-align="justify" style:justify-single-word="false"/>
    </style:style>
    <style:style style:name="P17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style:style style:name="T94" style:family="text">
      <style:text-properties officeooo:rsid="001d2622"/>
    </style:style>
    <style:style style:name="T95" style:family="text">
      <style:text-properties officeooo:rsid="001dd4d5"/>
    </style:style>
    <style:style style:name="T96" style:family="text">
      <style:text-properties officeooo:rsid="0020355c"/>
    </style:style>
    <style:style style:name="T97" style:family="text">
      <style:text-properties officeooo:rsid="0021c6b2"/>
    </style:style>
    <style:style style:name="T98" style:family="text">
      <style:text-properties officeooo:rsid="0022a910"/>
    </style:style>
    <style:style style:name="T99" style:family="text">
      <style:text-properties officeooo:rsid="00266512"/>
    </style:style>
    <style:style style:name="T100" style:family="text">
      <style:text-properties officeooo:rsid="0028122d"/>
    </style:style>
    <style:style style:name="T101" style:family="text">
      <style:text-properties officeooo:rsid="002871eb"/>
    </style:style>
    <style:style style:name="T102" style:family="text">
      <style:text-properties officeooo:rsid="0029c9b1"/>
    </style:style>
    <style:style style:name="T103" style:family="text">
      <style:text-properties officeooo:rsid="002ec3f9"/>
    </style:style>
    <style:style style:name="T104" style:family="text">
      <style:text-properties officeooo:rsid="0030d210"/>
    </style:style>
    <style:style style:name="T105" style:family="text">
      <style:text-properties officeooo:rsid="0031a9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2492060145877671015" text:style-name="L1">
        <text:list-item>
          <text:p text:style-name="P145">Книги:</text:p>
        </text:list-item>
      </text:list>
      <text:list xml:id="list568364591980095023" text:style-name="L2">
        <text:list-item>
          <text:p text:style-name="P146">«Великие грифоны прошлого» - из канона (5<text:span text:style-name="T12">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text:span text:style-name="T68">Природа Проклятий</text:span>» - обмен</text:p>
        </text:list-item>
        <text:list-item>
          <text:p text:style-name="P146"><text:span text:style-name="T68">«Магия для Чайников»</text:span> - обмен</text:p>
        </text:list-item>
        <text:list-item>
          <text:p text:style-name="P146"><text:span text:style-name="T68">«Энциклопедия Арканум»</text:span> - обмен</text:p>
        </text:list-item>
        <text:list-item>
          <text:p text:style-name="P146">«О Гейсах» - обмен</text:p>
        </text:list-item>
        <text:list-item>
          <text:p text:style-name="P146">«<text:span text:style-name="T68">Тайны Тайных Наук</text:span>» - обмен</text:p>
        </text:list-item>
        <text:list-item>
          <text:p text:style-name="P147">«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810808015339538253"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text:span text:style-name="T68">По другим данным, Селестии около 2500 лет (Обмен).</text:span></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69"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1972689564810604832"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глядела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было сделано безукоризненно, концентрация и распределение усилий читались чётко и недвусмысленно.</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У аликорнов слишком сильный характер. Он закалён тысячелетиями —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text:span text:style-name="T104">е</text:span> спор<text:span text:style-name="T104">ы</text:span>.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text:span text:style-name="T94">и </text:span>читал печатные буквы, появляющиеся в поле зрения по мере поворота <text:span text:style-name="T95">Луны</text:span>.</text:p>
      <text:p text:style-name="P52">«С-Е-Л-Е-С-Т-И-Я … — … П-И-З-…» </text:p>
      <text:p text:style-name="P52">– ЧТО ТУТ ПРОИСХОДИТ???</text:p>
      <text:p text:style-name="P52">Тёмно-фиолетовая аликорница стояла <text:span text:style-name="T94">на подоконнике</text:span>, испепеляя меня грозным взглядом. <text:span text:style-name="T99">Я сидел на полу, скинутый с подоконника внезапным приземлением Луны.</text:span></text:p>
      <text:p text:style-name="P152">– Мы …э-э-э… изучали левитацию предметов посредством переплетения сознаний. – промямлил я наконец. – <text:span text:style-name="T95">Кажись, я чего-то накосячил.</text:span></text:p>
      <text:p text:style-name="P155">Тёмная аликорница перевела взгляд на Селестию, всё так же лежащую на постели разметав крылья.</text:p>
      <text:p text:style-name="P52"><text:soft-page-break/>– С<text:span text:style-name="T105">естра</text:span>! <text:span text:style-name="T95">Порой твои мыслительные способности ввергают Нас в смятение! ПРОЩЕ ГОВОРЯ</text:span>, ТЫ В СВОЁМ УМЕ? <text:span text:style-name="T95">ОБЪЕДИНИТЬ СОЗНАНИЕ С ЭТИМ… ЭТОЙ ОБЕЗЬЯНОЙ? МЫ НЕ УДИВЛЕНЫ РЕЗУЛЬТАТОМ!</text:span></text:p>
      <text:p text:style-name="P152">Белоснежная аликорница чуть шевельнула крыльями и натянула одеяло на голову.</text:p>
      <text:p text:style-name="P152">– Уйдите все… – пробормотала Селестия сквозь одеяло. – Я умираю.</text:p>
      <text:p text:style-name="P153">«-<text:span text:style-name="T94">ДА» — я мельком прочитал окончание текста, появившееся на спутнике.</text:span></text:p>
      <text:p text:style-name="P156">Тёмная аликорница проследила мой взгляд и ухмыльнулась.</text:p>
      <text:p text:style-name="P157">– <text:span text:style-name="T102">Гм! </text:span>Хотя, с другой стороны, <text:span text:style-name="T96">конечный результат не так уж и плох. </text:span>– <text:span text:style-name="T96">Луна перешла на нормальный тон, что позволило мне высунуть пальцы из ушей. </text:span>– <text:span text:style-name="T97">Жаль, что любоваться им придётся недолго.</text:span></text:p>
      <text:p text:style-name="P158">Тёмная аликорница сосредоточилась. Ночное светило замедлило свой бег по небосклону, остановилось и попятилось назад. <text:span text:style-name="T98">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span></text:p>
      <text:p text:style-name="P159">– <text:span text:style-name="T100">Надеюсь, Сестра, произошедшее будет тебе наукой! </text:span>– <text:span text:style-name="T100">с надзидательным высокомерием сказала наконец Луна. </text:span>– <text:span text:style-name="T100">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span></text:p>
      <text:p text:style-name="P161">Я, конечно, побаивался тёмной фурии, но <text:span text:style-name="T101">её отношение задело меня за живое.</text:span></text:p>
      <text:p text:style-name="P160">– <text:span text:style-name="T102">Эй, что ты там про улитку сказала? Я ведь не напрашивался, в конце-концов! Я оказался тут с твоей помощью, в том числе!</text:span></text:p>
      <text:p text:style-name="P162">Луна не удостаивая меня взглядом, прошествовала к выходу, попутно нажав кнопку экстренного вызова.</text:p>
      <text:p text:style-name="P160">– <text:span text:style-name="T102">То, что Мы помогали Сестре, </text:span>– <text:span text:style-name="T102">бросила она не глядя, </text:span>– <text:span text:style-name="T102">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span></text:p>
      <text:p text:style-name="P154"><text:span text:style-name="T102">Шаги аликорницы стихли. Взамен </text:span>хлопнула дверь <text:span text:style-name="T102">из дежурной </text:span>и <text:span text:style-name="T102">в коридоре </text:span>раздал<text:span text:style-name="T102">ось</text:span> тороплив<text:span text:style-name="T102">ое</text:span> <text:span text:style-name="T102">шарканье</text:span> множества <text:span text:style-name="T102">обутых в больничные бахилы </text:span>копыт.</text:p>
      <text:p text:style-name="P162">Через мгновение палата заполнилась оханьем, аханьем и звоном склянок с микстурами. Я оказался в окружении злобных медсестёр.</text:p>
      <text:p text:style-name="P160">– <text:span text:style-name="T102">Что вы себе позволяете, Анонимус?!! Вам было разрешено посещать Её Высочество не более, чем на полчаса в день! </text:span>– <text:span text:style-name="T102">пожилая медсестра пихала меня головой по направлению к выходу. </text:span>– <text:span text:style-name="T102">Я пожалуюсь доктору Плантаго, и он вообще запретит вам…</text:span></text:p>
      <text:p text:style-name="P162">Передо мной захлопнулась дверь в палату.</text:p>
      <text:p text:style-name="P162">Ну охренеть! Я же ещё и виноват!</text:p>
      <text:p text:style-name="P52"/>
      <text:p text:style-name="P35"><text:span text:style-name="T71">&lt;</text:span><text:span text:style-name="T9">Эпизод в Кантерлоте, где Луна составляет невысокое мнение об умственных способностях Макса</text:span><text:span text:style-name="T71">&gt;</text:span></text:p>
      <text:p text:style-name="P16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span text:style-name="T33">&lt;</text:span><text:span text:style-name="T1">Анон не успел увидеть подробности</text:span><text:span text:style-name="T33">&gt;</text:span></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2"/>
      <text:p text:style-name="P164"><text:soft-page-break/>&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16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164"><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16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166">&lt;Сел пытается научить Макса телепортации, и он телепортирует Агамемнона в пещеру под Кантерлотом (и учит ругательствам – в т.ч. “заебали”)&gt;</text:p>
      <text:p text:style-name="P164"/>
      <text:p text:style-name="P42"/>
      <text:h text:style-name="P170" text:outline-level="2"><text:span text:style-name="T12">5. </text:span>Индиго</text:h>
      <text:p text:style-name="P42"/>
      <text:p text:style-name="P42">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6">Селестия достаёт из потайной щели свиток с мыслями Селестии</text:span><text:span text:style-name="T25">`<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soft-page-break/>…</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text:soft-page-break/>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9"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text:soft-page-break/>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text:soft-page-break/>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text:soft-page-break/>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text:soft-page-break/>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text:soft-page-break/>–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text:soft-page-break/>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text:soft-page-break/>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text:soft-page-break/>–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text:soft-page-break/>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text:soft-page-break/>–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text:soft-page-break/>–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text:soft-page-break/>–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oft-page-break/><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soft-page-break/></text:p>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oft-page-break/><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oft-page-break/><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oft-page-break/><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text:soft-page-break/>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text:soft-page-break/></text:p>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text:soft-page-break/>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text:soft-page-break/>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text:soft-page-break/>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text:soft-page-break/>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text:soft-page-break/>–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text:soft-page-break/>–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text:soft-page-break/>–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oft-page-break/><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text:soft-page-break/>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text:soft-page-break/>–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text:soft-page-break/>–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text:soft-page-break/>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text:soft-page-break/></text:p>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oft-page-break/><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text:soft-page-break/></text:p>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text:soft-page-break/>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text:soft-page-break/>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oft-page-break/><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text:soft-page-break/>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text:soft-page-break/>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text:soft-page-break/>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oft-page-break/><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71"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text:soft-page-break/>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text:soft-page-break/>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72"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text:soft-page-break/></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72"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oft-page-break/><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text:soft-page-break/></text:p>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text:soft-page-break/>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text:soft-page-break/></text:p>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text:soft-page-break/>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text:soft-page-break/>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text:soft-page-break/>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69"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text:soft-page-break/>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oft-page-break/><text:span text:style-name="T12">–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oft-page-break/><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text:soft-page-break/>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0">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text:span><text:soft-page-break/><text:span text:style-name="T33">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text:soft-page-break/></text:p>
      <text:p text:style-name="P108">Анакорн аж подпрыгнул на месте от восторга и стал мне аплодировать.</text:p>
      <text:p text:style-name="P108"/>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text:soft-page-break/>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text:soft-page-break/></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text:soft-page-break/>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0T16:29:29.606606320</dc:date>
    <meta:editing-duration>P125DT6H15M3S</meta:editing-duration>
    <meta:editing-cycles>7595</meta:editing-cycles>
    <meta:generator>LibreOffice/5.1.6.2$Linux_X86_64 LibreOffice_project/10m0$Build-2</meta:generator>
    <meta:document-statistic meta:table-count="0" meta:image-count="0" meta:object-count="0" meta:page-count="193" meta:paragraph-count="4169" meta:word-count="85131" meta:character-count="565087" meta:non-whitespace-character-count="480082"/>
  </office:meta>
</office:document-meta>
</file>